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&amp;W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3.71">
            <text:p>13,71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51.2252035153436">
            <text:p>$51,23</text:p>
          </table:table-cell>
          <table:table-cell table:style-name="ce5" table:formula="of:=[.F2]-[.B3]/[.B4]" office:value-type="currency" office:currency="USD" office:value="51.2252035153436">
            <text:p>$51,23</text:p>
          </table:table-cell>
          <table:table-cell table:style-name="ce15" table:formula="of:=[.G2]/1.14" office:value-type="currency" office:currency="EUR" office:value="44.934389048547">
            <text:p>44,9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4.7703528781909">
            <text:p>$34,77</text:p>
          </table:table-cell>
          <table:table-cell table:style-name="ce7" table:formula="of:=[.F3]-[.B3]/[.B4]" office:value-type="currency" office:currency="USD" office:value="34.7703528781909">
            <text:p>$34,77</text:p>
          </table:table-cell>
          <table:table-cell table:style-name="ce16" table:formula="of:=[.G3]/1.14" office:value-type="currency" office:currency="EUR" office:value="30.5003095422727">
            <text:p>30,5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8.972436388991">
            <text:p>28,9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49">
            <text:p>0,04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9.60662526733228">
            <text:p>$9,61</text:p>
          </table:table-cell>
          <table:table-cell table:style-name="ce14" table:formula="of:=[.F4]-[.B3]/[.B4]" office:value-type="currency" office:currency="USD" office:value="9.60662526733228">
            <text:p>$9,61</text:p>
          </table:table-cell>
          <table:table-cell table:style-name="ce17" table:formula="of:=[.G4]/1.14" office:value-type="currency" office:currency="EUR" office:value="8.42686426958972">
            <text:p>8,4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01">
            <text:p>$5,0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505">
            <text:p>$2,51</text:p>
          </table:table-cell>
          <table:table-cell table:style-name="ce5"/>
          <table:table-cell table:style-name="ce5" table:formula="of:=[.B8]/(1+[.D2])^(1/4)" office:value-type="currency" office:currency="USD" office:value="2.4629851069736">
            <text:p>$2,46</text:p>
          </table:table-cell>
          <table:table-cell table:style-name="ce7" table:formula="of:=[.B5]/2" office:value-type="currency" office:currency="USD" office:value="2.505">
            <text:p>$2,51</text:p>
          </table:table-cell>
          <table:table-cell table:style-name="ce7"/>
          <table:table-cell table:style-name="ce7" table:formula="of:=[.E8]/(1+[.D3])^(1/4)" office:value-type="currency" office:currency="USD" office:value="2.45442799405918">
            <text:p>$2,45</text:p>
          </table:table-cell>
          <table:table-cell table:style-name="ce8" table:formula="of:=[.B5]/2" office:value-type="currency" office:currency="USD" office:value="2.505">
            <text:p>$2,51</text:p>
          </table:table-cell>
          <table:table-cell table:style-name="ce8"/>
          <table:table-cell table:style-name="ce8" table:formula="of:=[.H8]/(1+[.D4])^(1/4)" office:value-type="currency" office:currency="USD" office:value="2.44601749463916">
            <text:p>$2,4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008">
            <text:p>$4,01</text:p>
          </table:table-cell>
          <table:table-cell office:value-type="percentage" office:value="-0.2">
            <text:p>-20,00%</text:p>
          </table:table-cell>
          <table:table-cell table:formula="of:=[.B9]/(1+[.$D$2])^[.A9]" office:value-type="currency" office:currency="USD" office:value="3.74579439252336">
            <text:p>$3,75</text:p>
          </table:table-cell>
          <table:table-cell table:formula="of:=[.B5]*(1+[.F9])" office:value-type="currency" office:currency="USD" office:value="3.8076">
            <text:p>$3,81</text:p>
          </table:table-cell>
          <table:table-cell office:value-type="percentage" office:value="-0.24">
            <text:p>-24,00%</text:p>
          </table:table-cell>
          <table:table-cell table:formula="of:=[.E9]/(1+[.$D$3])^[.A9]" office:value-type="currency" office:currency="USD" office:value="3.50930875576037">
            <text:p>$3,51</text:p>
          </table:table-cell>
          <table:table-cell table:formula="of:=[.B5]*(1+[.I9])" office:value-type="currency" office:currency="USD" office:value="3.8076">
            <text:p>$3,81</text:p>
          </table:table-cell>
          <table:table-cell office:value-type="percentage" office:value="-0.24">
            <text:p>-24,00%</text:p>
          </table:table-cell>
          <table:table-cell table:formula="of:=[.H9]/(1+[.$D$4])^[.A9]" office:value-type="currency" office:currency="USD" office:value="3.46145454545454">
            <text:p>$3,4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6052">
            <text:p>$2,61</text:p>
          </table:table-cell>
          <table:table-cell office:value-type="percentage" office:value="-0.35">
            <text:p>-35,00%</text:p>
          </table:table-cell>
          <table:table-cell table:formula="of:=[.B10]/(1+[.$D$2])^[.A10]" office:value-type="currency" office:currency="USD" office:value="2.27548257489737">
            <text:p>$2,28</text:p>
          </table:table-cell>
          <table:table-cell table:formula="of:=[.E9]*(1+[.F10])" office:value-type="currency" office:currency="USD" office:value="2.132256">
            <text:p>$2,13</text:p>
          </table:table-cell>
          <table:table-cell office:value-type="percentage" office:value="-0.44">
            <text:p>-44,00%</text:p>
          </table:table-cell>
          <table:table-cell table:formula="of:=[.E10]/(1+[.$D$3])^[.A10]" office:value-type="currency" office:currency="USD" office:value="1.81125613200535">
            <text:p>$1,81</text:p>
          </table:table-cell>
          <table:table-cell table:formula="of:=[.H9]*(1+[.I10])" office:value-type="currency" office:currency="USD" office:value="2.132256">
            <text:p>$2,13</text:p>
          </table:table-cell>
          <table:table-cell office:value-type="percentage" office:value="-0.44">
            <text:p>-44,00%</text:p>
          </table:table-cell>
          <table:table-cell table:formula="of:=[.H10]/(1+[.$D$4])^[.A10]" office:value-type="currency" office:currency="USD" office:value="1.76219504132231">
            <text:p>$1,7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.73546">
            <text:p>$2,74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2.23295019031985">
            <text:p>$2,23</text:p>
          </table:table-cell>
          <table:table-cell table:formula="of:=[.E10]*(1+[.F11])" office:value-type="currency" office:currency="USD" office:value="2.17490112">
            <text:p>$2,17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1.70274770013406">
            <text:p>$1,70</text:p>
          </table:table-cell>
          <table:table-cell table:formula="of:=[.H10]*(1+[.I11])" office:value-type="currency" office:currency="USD" office:value="1.4925792">
            <text:p>$1,49</text:p>
          </table:table-cell>
          <table:table-cell office:value-type="percentage" office:value="-0.3">
            <text:p>-30,00%</text:p>
          </table:table-cell>
          <table:table-cell table:formula="of:=[.H11]/(1+[.$D$4])^[.A11]" office:value-type="currency" office:currency="USD" office:value="1.12139684447784">
            <text:p>$1,1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.8448784">
            <text:p>$2,84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2.17034411021742">
            <text:p>$2,17</text:p>
          </table:table-cell>
          <table:table-cell table:formula="of:=[.E11]*(1+[.F12])" office:value-type="currency" office:currency="USD" office:value="2.2183991424">
            <text:p>$2,22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1.60073977339792">
            <text:p>$1,60</text:p>
          </table:table-cell>
          <table:table-cell table:formula="of:=[.H11]*(1+[.I12])" office:value-type="currency" office:currency="USD" office:value="1.19406336">
            <text:p>$1,19</text:p>
          </table:table-cell>
          <table:table-cell office:value-type="percentage" office:value="-0.2">
            <text:p>-20,00%</text:p>
          </table:table-cell>
          <table:table-cell table:formula="of:=[.H12]/(1+[.$D$4])^[.A12]" office:value-type="currency" office:currency="USD" office:value="0.815561341438426">
            <text:p>$0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.958673536">
            <text:p>$2,96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2.10949334077208">
            <text:p>$2,11</text:p>
          </table:table-cell>
          <table:table-cell table:formula="of:=[.E12]*(1+[.F13])" office:value-type="currency" office:currency="USD" office:value="2.262767125248">
            <text:p>$2,26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.50484292061371">
            <text:p>$1,50</text:p>
          </table:table-cell>
          <table:table-cell table:formula="of:=[.H12]*(1+[.I13])" office:value-type="currency" office:currency="USD" office:value="0">
            <text:p>$0,00</text:p>
          </table:table-cell>
          <table:table-cell office:value-type="percentage" office:value="-1">
            <text:p>-100,00%</text:p>
          </table:table-cell>
          <table:table-cell table:formula="of:=[.H13]/(1+[.$D$4])^[.A13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.07702047744">
            <text:p>$3,0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2.05034866766632">
            <text:p>$2,05</text:p>
          </table:table-cell>
          <table:table-cell table:formula="of:=[.E13]*(1+[.F14])" office:value-type="currency" office:currency="USD" office:value="2.30802246775296">
            <text:p>$2,31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.41469104057695">
            <text:p>$1,41</text:p>
          </table:table-cell>
          <table:table-cell table:formula="of:=[.H13]*(1+[.I14])" office:value-type="currency" office:currency="USD" office:value="0">
            <text:p>$0,00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.2001012965376">
            <text:p>$3,20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.99286225642334">
            <text:p>$1,99</text:p>
          </table:table-cell>
          <table:table-cell table:formula="of:=[.E14]*(1+[.F15])" office:value-type="currency" office:currency="USD" office:value="2.35418291710802">
            <text:p>$2,35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.32993996441335">
            <text:p>$1,33</text:p>
          </table:table-cell>
          <table:table-cell table:formula="of:=[.H14]*(1+[.I15])" office:value-type="currency" office:currency="USD" office:value="0">
            <text:p>$0,00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.3281053483991">
            <text:p>$3,33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.93698761371988">
            <text:p>$1,94</text:p>
          </table:table-cell>
          <table:table-cell table:formula="of:=[.E15]*(1+[.F16])" office:value-type="currency" office:currency="USD" office:value="2.40126657545018">
            <text:p>$2,40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.25026614166048">
            <text:p>$1,25</text:p>
          </table:table-cell>
          <table:table-cell table:formula="of:=[.H15]*(1+[.I16])" office:value-type="currency" office:currency="USD" office:value="0">
            <text:p>$0,00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.46122956233507">
            <text:p>$3,46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.88267954978381">
            <text:p>$1,88</text:p>
          </table:table-cell>
          <table:table-cell table:formula="of:=[.E16]*(1+[.F17])" office:value-type="currency" office:currency="USD" office:value="2.44929190695918">
            <text:p>$2,45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.17536540506331">
            <text:p>$1,18</text:p>
          </table:table-cell>
          <table:table-cell table:formula="of:=[.H16]*(1+[.I17])" office:value-type="currency" office:currency="USD" office:value="0">
            <text:p>$0,00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.59967874482847">
            <text:p>$3,60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.82989414184594">
            <text:p>$1,83</text:p>
          </table:table-cell>
          <table:table-cell table:formula="of:=[.E17]*(1+[.F18])" office:value-type="currency" office:currency="USD" office:value="2.49827774509837">
            <text:p>$2,50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10495180936827">
            <text:p>$1,10</text:p>
          </table:table-cell>
          <table:table-cell table:formula="of:=[.H17]*(1+[.I18])" office:value-type="currency" office:currency="USD" office:value="0">
            <text:p>$0,00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0">
            <text:p>$0,0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4.689821945143">
            <text:p>$24,69</text:p>
          </table:table-cell>
          <table:table-cell/>
          <table:table-cell table:style-name="ce7"/>
          <table:table-cell table:formula="of:=SUM([.G8:.G18])" office:value-type="currency" office:currency="USD" office:value="18.858537637053">
            <text:p>$18,86</text:p>
          </table:table-cell>
          <table:table-cell/>
          <table:table-cell table:style-name="ce8"/>
          <table:table-cell table:formula="of:=SUM([.J8:.J18])" office:value-type="currency" office:currency="USD" office:value="9.60662526733228">
            <text:p>$9,6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3.9951811724271">
            <text:p>$54,00</text:p>
          </table:table-cell>
          <table:table-cell table:style-name="ce5"/>
          <table:table-cell table:formula="of:=[.B20]/(1+[.D2])^([.A18]+1/2)" office:value-type="currency" office:currency="USD" office:value="26.5353815702006">
            <text:p>$26,54</text:p>
          </table:table-cell>
          <table:table-cell table:formula="of:=[.E18]*[.D5]" office:value-type="currency" office:currency="USD" office:value="37.4741661764755">
            <text:p>$37,47</text:p>
          </table:table-cell>
          <table:table-cell table:style-name="ce7"/>
          <table:table-cell table:formula="of:=[.E20]/(1+[.D3])^([.A18]+1/2)" office:value-type="currency" office:currency="USD" office:value="15.9118152411379">
            <text:p>$15,91</text:p>
          </table:table-cell>
          <table:table-cell table:formula="of:=[.H18]*[.D5]" office:value-type="currency" office:currency="USD" office:value="0">
            <text:p>$0,00</text:p>
          </table:table-cell>
          <table:table-cell table:style-name="ce8"/>
          <table:table-cell table:formula="of:=[.H20]/(1+[.D4])^([.A18]+1/2)" office:value-type="currency" office:currency="USD" office:value="0">
            <text:p>$0,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9">09.04.2022</text:date>, <text:time>20:20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9T20:20:17.52</dc:date>
    <dc:creator>aaa </dc:creator>
    <meta:editing-duration>P3DT5H23M26S</meta:editing-duration>
    <meta:editing-cycles>66</meta:editing-cycles>
    <meta:generator>OpenOffice/4.1.5$Win32 OpenOffice.org_project/415m1$Build-9789</meta:generator>
    <meta:document-statistic meta:table-count="5" meta:cell-count="691" meta:object-count="0"/>
  </office:meta>
</office:document-meta>
</file>